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ela1" style:family="table">
      <style:table-properties style:width="17cm" table:align="left" fo:background-color="#282a2c">
        <style:background-image/>
      </style:table-properties>
    </style:style>
    <style:style style:name="Tabela1.A" style:family="table-column">
      <style:table-column-properties style:column-width="4.038cm"/>
    </style:style>
    <style:style style:name="Tabela1.B" style:family="table-column">
      <style:table-column-properties style:column-width="7.715cm"/>
    </style:style>
    <style:style style:name="Tabela1.C" style:family="table-column">
      <style:table-column-properties style:column-width="5.24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683cm" table:align="left" fo:background-color="#282a2c">
        <style:background-image/>
      </style:table-properties>
    </style:style>
    <style:style style:name="Tabela2.A" style:family="table-column">
      <style:table-column-properties style:column-width="1.559cm"/>
    </style:style>
    <style:style style:name="Tabela2.B" style:family="table-column">
      <style:table-column-properties style:column-width="5.817cm"/>
    </style:style>
    <style:style style:name="Tabela2.C" style:family="table-column">
      <style:table-column-properties style:column-width="8.30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 fo:background-color="#282a2c">
        <style:background-image/>
      </style:table-properties>
    </style:style>
    <style:style style:name="Tabela3.A" style:family="table-column">
      <style:table-column-properties style:column-width="2.177cm"/>
    </style:style>
    <style:style style:name="Tabela3.B" style:family="table-column">
      <style:table-column-properties style:column-width="3.914cm"/>
    </style:style>
    <style:style style:name="Tabela3.C" style:family="table-column">
      <style:table-column-properties style:column-width="10.9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 fo:background-color="#282a2c">
        <style:background-image/>
      </style:table-properties>
    </style:style>
    <style:style style:name="Tabela4.A" style:family="table-column">
      <style:table-column-properties style:column-width="2.228cm"/>
    </style:style>
    <style:style style:name="Tabela4.B" style:family="table-column">
      <style:table-column-properties style:column-width="5.863cm"/>
    </style:style>
    <style:style style:name="Tabela4.C" style:family="table-column">
      <style:table-column-properties style:column-width="8.909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margin-top="0.494cm" fo:margin-bottom="0.141cm" style:contextual-spacing="false" style:line-height-at-least="0.494cm" fo:text-indent="0cm" style:auto-text-indent="false"/>
      <style:text-properties fo:font-variant="normal" fo:text-transform="none" fo:color="#000000" loext:opacity="100%" fo:letter-spacing="normal"/>
    </style:style>
    <style:style style:name="P2" style:family="paragraph" style:parent-style-name="Heading_20_3">
      <style:paragraph-properties fo:margin-left="0cm" fo:margin-right="0cm" fo:margin-top="0.494cm" fo:margin-bottom="0.141cm" style:contextual-spacing="false" style:line-height-at-least="0.423cm" fo:orphans="2" fo:widows="2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494cm" fo:margin-bottom="0.141cm" style:contextual-spacing="false" style:line-height-at-least="0.423cm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bold"/>
    </style:style>
    <style:style style:name="P4" style:family="paragraph" style:parent-style-name="Heading_20_3">
      <style:paragraph-properties fo:margin-left="0cm" fo:margin-right="0cm" fo:margin-top="0.494cm" fo:margin-bottom="0.141cm" style:contextual-spacing="false" style:line-height-at-least="0.353cm" fo:orphans="2" fo:widows="2" fo:text-indent="0cm" style:auto-text-indent="false"/>
    </style:style>
    <style:style style:name="P5" style:family="paragraph" style:parent-style-name="Heading_20_4">
      <style:paragraph-properties fo:margin-left="0cm" fo:margin-right="0cm" fo:margin-top="0.494cm" fo:margin-bottom="0.141cm" style:contextual-spacing="false" style:line-height-at-least="0.353cm" fo:orphans="2" fo:widows="2" fo:text-indent="0cm" style:auto-text-indent="false"/>
    </style:style>
    <style:style style:name="P6" style:family="paragraph" style:parent-style-name="Horizontal_20_Line">
      <style:paragraph-properties fo:line-height="175%" fo:orphans="2" fo:widows="2"/>
    </style:style>
    <style:style style:name="P7" style:family="paragraph" style:parent-style-name="Horizontal_20_Line">
      <style:paragraph-properties fo:line-height="175%" fo:orphans="2" fo:widows="2"/>
      <style:text-properties fo:color="#000000" loext:opacity="100%"/>
    </style:style>
    <style:style style:name="P8" style:family="paragraph" style:parent-style-name="Horizontal_20_Line">
      <style:paragraph-properties fo:line-height="175%"/>
      <style:text-properties fo:color="#000000" loext:opacity="100%"/>
    </style:style>
    <style:style style:name="P9" style:family="paragraph" style:parent-style-name="Table_20_Contents">
      <style:paragraph-properties style:line-height-at-least="0.353cm"/>
      <style:text-properties style:font-name="Google Sans Flex" fo:font-size="7pt" fo:letter-spacing="normal" fo:font-weight="normal"/>
    </style:style>
    <style:style style:name="P10" style:family="paragraph" style:parent-style-name="Table_20_Contents">
      <style:paragraph-properties fo:margin-left="0cm" fo:margin-right="0cm" fo:margin-top="0cm" fo:margin-bottom="0.282cm" style:contextual-spacing="false" style:line-height-at-least="0.353cm" fo:text-indent="0cm" style:auto-text-indent="false"/>
      <style:text-properties style:font-name="Google Sans Flex" fo:font-size="7pt" fo:letter-spacing="normal" fo:font-weight="normal"/>
    </style:style>
    <style:style style:name="P11" style:family="paragraph" style:parent-style-name="Table_20_Contents">
      <style:paragraph-properties fo:margin-left="0cm" fo:margin-right="0cm" fo:margin-top="0cm" fo:margin-bottom="0.282cm" style:contextual-spacing="false" style:line-height-at-least="0.353cm" fo:text-indent="0cm" style:auto-text-indent="false"/>
    </style:style>
    <style:style style:name="P12" style:family="paragraph" style:parent-style-name="Table_20_Contents">
      <style:paragraph-properties style:line-height-at-least="0.353cm"/>
    </style:style>
    <style:style style:name="P13" style:family="paragraph" style:parent-style-name="Text_20_body">
      <style:paragraph-properties fo:orphans="2" fo:widows="2"/>
      <style:text-properties fo:font-variant="normal" fo:text-transform="none" fo:color="#ffffff" loext:opacity="100%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82cm" style:contextual-spacing="false" fo:line-height="175%" fo:orphans="2" fo:widows="2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.282cm" style:contextual-spacing="false" fo:line-height="175%" fo:text-indent="0cm" style:auto-text-indent="false"/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82cm" style:contextual-spacing="false" style:line-height-at-least="0.353cm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margin-top="0.141cm" fo:margin-bottom="0.141cm" style:contextual-spacing="false" style:line-height-at-least="0.353cm" fo:orphans="2" fo:widows="2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Flex" fo:font-size="8pt" fo:letter-spacing="normal" fo:font-weight="normal"/>
    </style:style>
    <style:style style:name="T3" style:family="text">
      <style:text-properties style:font-name="Google Sans Flex" fo:font-size="8pt" fo:letter-spacing="normal" fo:font-weight="bold"/>
    </style:style>
    <style:style style:name="T4" style:family="text">
      <style:text-properties style:font-name="Google Sans Flex" fo:font-size="8pt" fo:letter-spacing="normal" fo:font-style="italic" fo:font-weight="normal"/>
    </style:style>
    <style:style style:name="T5" style:family="text">
      <style:text-properties style:font-name="Google Sans Flex" fo:font-size="7pt" fo:letter-spacing="normal" fo:font-weight="normal"/>
    </style:style>
    <style:style style:name="T6" style:family="text">
      <style:text-properties style:font-name="Google Sans Flex" fo:font-size="7pt" fo:letter-spacing="normal" fo:font-weight="normal" style:font-name-asian="Google Sans Flex" style:font-size-asian="7pt" style:font-weight-asian="normal" style:font-name-complex="Google Sans Flex" style:font-size-complex="7pt" style:font-weight-complex="normal"/>
    </style:style>
    <style:style style:name="T7" style:family="text">
      <style:text-properties style:font-name="Google Sans Flex" fo:font-size="7pt" fo:letter-spacing="normal" fo:font-weight="bold"/>
    </style:style>
    <style:style style:name="T8" style:family="text">
      <style:text-properties style:font-name="Google Sans Flex" fo:font-size="7pt" fo:letter-spacing="normal" fo:font-style="italic" fo:font-weight="normal"/>
    </style:style>
    <style:style style:name="T9" style:family="text">
      <style:text-properties style:font-name="Google Sans Flex" fo:font-size="7pt" fo:letter-spacing="normal" fo:font-style="italic" fo:font-weight="bold"/>
    </style:style>
    <style:style style:name="T10" style:family="text">
      <style:text-properties style:font-name="Google Sans Flex" fo:font-size="10pt" fo:font-style="normal" fo:font-weight="bold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variant="normal" fo:text-transform="none" fo:color="#ffffff" loext:opacity="100%" style:font-name="Google Sans Flex" fo:font-size="8pt" fo:letter-spacing="normal" fo:font-style="normal" fo:font-weight="bold"/>
    </style:style>
    <style:style style:name="T14" style:family="text">
      <style:text-properties fo:font-variant="normal" fo:text-transform="none" fo:color="#ffffff" loext:opacity="100%" style:font-name="Google Sans Flex" fo:font-size="8pt" fo:letter-spacing="normal" fo:font-style="normal" fo:font-weight="normal"/>
    </style:style>
    <style:style style:name="T15" style:family="text">
      <style:text-properties fo:font-variant="normal" fo:text-transform="none" fo:color="#ffffff" loext:opacity="100%" style:font-name="Google Sans Flex" fo:font-size="8pt" fo:letter-spacing="normal" fo:font-style="italic" fo:font-weight="normal"/>
    </style:style>
    <style:style style:name="T16" style:family="text">
      <style:text-properties fo:font-variant="normal" fo:text-transform="none" fo:color="#ffffff" loext:opacity="100%" style:font-name="Google Sans Flex" fo:font-size="7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Google Sans Flex" fo:font-size="8pt" fo:letter-spacing="normal" fo:font-style="normal" fo:font-weight="bold"/>
    </style:style>
    <style:style style:name="T18" style:family="text">
      <style:text-properties fo:font-variant="normal" fo:text-transform="none" fo:color="#000000" loext:opacity="100%" style:font-name="Google Sans Flex" fo:font-size="8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Google Sans Flex" fo:font-size="8pt" fo:letter-spacing="normal" fo:font-style="italic" fo:font-weight="normal"/>
    </style:style>
    <style:style style:name="T20" style:family="text">
      <style:text-properties fo:font-variant="normal" fo:text-transform="none" fo:color="#000000" loext:opacity="100%" style:font-name="Google Sans Flex" fo:font-size="7pt" fo:letter-spacing="normal" fo:font-style="normal" fo:font-weight="normal"/>
    </style:style>
    <style:style style:name="T21" style:family="text">
      <style:text-properties fo:font-variant="normal" fo:text-transform="none" style:font-name="Google Sans Flex" fo:font-size="8pt" fo:letter-spacing="normal" fo:font-style="normal" fo:font-weight="bold"/>
    </style:style>
    <style:style style:name="T22" style:family="text">
      <style:text-properties fo:font-variant="normal" fo:text-transform="none" style:font-name="Google Sans Flex" fo:font-size="7pt" fo:letter-spacing="normal" fo:font-style="normal" fo:font-weight="normal"/>
    </style:style>
    <style:style style:name="T23" style:family="text">
      <style:text-properties fo:color="#000000" loext:opacity="100%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model-response-message-contentr_1cc1f0da938520bf">
        <text:p text:style-name="P16"><text:span text:style-name="T2">A arquitetura proposta para o </text:span><text:span text:style-name="T3">Channel Gateway</text:span><text:span text:style-name="T2"> do EIAH é </text:span><text:span text:style-name="T3">excelente</text:span><text:span text:style-name="T2"> e está bem alinhada com os princípios de </text:span><text:span text:style-name="T3">Microservices/Monorepo</text:span><text:span text:style-name="T2"> e </text:span><text:span text:style-name="T3">Processamento Assíncrono</text:span><text:span text:style-name="T2"> (BullMQ) do seu </text:span><text:span text:style-name="T4">Roadmap Futura</text:span><text:span text:style-name="T2">. O uso do </text:span><text:span text:style-name="Source_20_Text"><text:span text:style-name="T5">MessageEnvelope</text:span></text:span><text:span text:style-name="T3"> DTO</text:span><text:span text:style-name="T2"> e do </text:span><text:span text:style-name="Source_20_Text"><text:span text:style-name="T5">traceId</text:span></text:span><text:span text:style-name="T2"> garante </text:span><text:span text:style-name="T3">decaplagem</text:span><text:span text:style-name="T2">, </text:span><text:span text:style-name="T3">rastreabilidade</text:span><text:span text:style-name="T2"> e </text:span><text:span text:style-name="T3">resiliência</text:span><text:span text:style-name="T2">.</text:span></text:p>
        <text:p text:style-name="P15">Abaixo está a análise dos códigos e sugestões de melhoria focadas em <text:span text:style-name="T1">robustez</text:span>, <text:span text:style-name="T1">segurança</text:span> e <text:span text:style-name="T1">eficiência</text:span> do <text:span text:style-name="T1">Plano de Execução</text:span> e <text:span text:style-name="T1">Plano Agentic</text:span>.</text:p>
        <text:p text:style-name="P8"/>
        <text:h text:style-name="P1" text:outline-level="2">🚀 <text:span text:style-name="T10">Análise e Sugestões de Melhoria</text:span></text:h>
        <text:h text:style-name="P3" text:outline-level="3">1. Melhorias Arquiteturais e de Governança</text:h>
        <table:table table:name="Tabela1" table:style-name="Tabela1">
          <table:table-column table:style-name="Tabela1.A"/>
          <table:table-column table:style-name="Tabela1.B"/>
          <table:table-column table:style-name="Tabela1.C"/>
          <table:table-header-rows>
            <table:table-row table:style-name="TableLine2308234918096">
              <table:table-cell table:style-name="Tabela1.A1" office:value-type="string">
                <text:p text:style-name="P9">Componente</text:p>
              </table:table-cell>
              <table:table-cell table:style-name="Tabela1.A1" office:value-type="string">
                <text:p text:style-name="P9">Sugestão de Melhoria</text:p>
              </table:table-cell>
              <table:table-cell table:style-name="Tabela1.A1" office:value-type="string">
                <text:p text:style-name="P9">Justificativa/Impacto</text:p>
              </table:table-cell>
            </table:table-row>
          </table:table-header-rows>
          <table:table-row table:style-name="TableLine2308234918096">
            <table:table-cell table:style-name="Tabela1.A1" office:value-type="string">
              <text:p text:style-name="P11"><text:span text:style-name="T7">Roteamento de Contato (</text:span><text:span text:style-name="Source_20_Text"><text:span text:style-name="T5">queueRun</text:span></text:span><text:span text:style-name="T7"> / </text:span><text:span text:style-name="Source_20_Text"><text:span text:style-name="T5">ContactChannelLink</text:span></text:span><text:span text:style-name="T7">)</text:span><text:span text:style-name="T5"> </text:span></text:p>
            </table:table-cell>
            <table:table-cell table:style-name="Tabela1.A1" office:value-type="string">
              <text:p text:style-name="P12"><text:span text:style-name="T5">Crie um </text:span><text:span text:style-name="Source_20_Text"><text:span text:style-name="T5">ContactCacheService</text:span></text:span><text:span text:style-name="T5"> em Redis (</text:span><text:span text:style-name="Source_20_Text"><text:span text:style-name="T5">packages/core/memory</text:span></text:span><text:span text:style-name="T5">) dedicado a armazenar a resolução </text:span><text:span text:style-name="Source_20_Text"><text:span text:style-name="T5">externalUserId</text:span></text:span><text:span text:style-name="T7"> + </text:span><text:span text:style-name="Source_20_Text"><text:span text:style-name="T5">channel</text:span></text:span><text:span text:style-name="T7"> → </text:span><text:span text:style-name="Source_20_Text"><text:span text:style-name="T5">tenantId</text:span></text:span><text:span text:style-name="T7">/</text:span><text:span text:style-name="Source_20_Text"><text:span text:style-name="T5">workspaceId</text:span></text:span><text:span text:style-name="T7">/</text:span><text:span text:style-name="Source_20_Text"><text:span text:style-name="T5">agentId</text:span></text:span><text:span text:style-name="T5">.</text:span></text:p>
            </table:table-cell>
            <table:table-cell table:style-name="Tabela1.A1" office:value-type="string">
              <text:p text:style-name="P11"><text:span text:style-name="T5">A consulta para roteamento é </text:span><text:span text:style-name="T7">crítica para o tempo de resposta</text:span><text:span text:style-name="T5"> (especialmente WhatsApp </text:span><text:span text:style-name="Source_20_Text"><text:span text:style-name="T5">&lt;5s</text:span></text:span><text:span text:style-name="T5">). Uma camada de cache </text:span><text:span text:style-name="T7">acelera o roteamento</text:span><text:span text:style-name="T5"> e reduz a carga no PostgreSQL. O cache pode usar um TTL longo, atualizado por um </text:span><text:span text:style-name="T8">worker</text:span><text:span text:style-name="T5"> de sincronização.</text:span></text:p>
            </table:table-cell>
          </table:table-row>
          <table:table-row table:style-name="TableLine2308234918096">
            <table:table-cell table:style-name="Tabela1.A1" office:value-type="string">
              <text:p text:style-name="P10"><text:span text:style-name="T1">Tratamento de Mídia Assíncrono</text:span> </text:p>
            </table:table-cell>
            <table:table-cell table:style-name="Tabela1.A1" office:value-type="string">
              <text:p text:style-name="P12"><text:span text:style-name="T5">Crie uma fila </text:span><text:span text:style-name="Source_20_Text"><text:span text:style-name="T5">media.download</text:span></text:span><text:span text:style-name="T5"> separada em BullMQ. O </text:span><text:span text:style-name="T8">Channel Gateway</text:span><text:span text:style-name="T5"> só enfileira a mensagem. O </text:span><text:span text:style-name="T8">media worker</text:span><text:span text:style-name="T5"> é responsável por: 1. Baixar o </text:span><text:span text:style-name="Source_20_Text"><text:span text:style-name="T5">mediaId</text:span></text:span><text:span text:style-name="T5"> do provedor (Meta/Telegram). 2. Armazenar no S3/GCS. 3. Atualizar o </text:span><text:span text:style-name="Source_20_Text"><text:span text:style-name="T5">Run</text:span></text:span><text:span text:style-name="T5"> na base de dados com a </text:span><text:span text:style-name="T7">URL interna de </text:span><text:span text:style-name="T9">streaming</text:span><text:span text:style-name="T5">.</text:span></text:p>
            </table:table-cell>
            <table:table-cell table:style-name="Tabela1.A1" office:value-type="string">
              <text:p text:style-name="P10">Evita sobrecarregar o <text:span text:style-name="T11">run worker</text:span> e o processo de orquestração com operações de I/O externas longas. Garante que o <text:span text:style-name="T11">run</text:span> seja criado e validado <text:span text:style-name="T1">rapidamente</text:span>.</text:p>
            </table:table-cell>
          </table:table-row>
          <table:table-row table:style-name="TableLine2308234918096">
            <table:table-cell table:style-name="Tabela1.A1" office:value-type="string">
              <text:p text:style-name="P10"><text:span text:style-name="T1">Resposta ao Usuário (Loop de </text:span><text:span text:style-name="T12">RunEvents</text:span><text:span text:style-name="T1">)</text:span> </text:p>
            </table:table-cell>
            <table:table-cell table:style-name="Tabela1.A1" office:value-type="string">
              <text:p text:style-name="P11"><text:span text:style-name="T5">Formalize a arquitetura do </text:span><text:span text:style-name="Source_20_Text"><text:span text:style-name="T5">action-sender</text:span></text:span><text:span text:style-name="T5"> worker (</text:span><text:span text:style-name="Source_20_Text"><text:span text:style-name="T5">apps/workers/action-sender</text:span></text:span><text:span text:style-name="T5">). Este worker deve consumir o </text:span><text:span text:style-name="Source_20_Text"><text:span text:style-name="T5">RunEventStore</text:span></text:span><text:span text:style-name="T5"> (via SSE/WebSocket)  para enviar: </text:span><text:span text:style-name="T7">1. </text:span><text:span text:style-name="T9">Typing Indicators</text:span><text:span text:style-name="T5"> (melhora UX); 2. Respostas Parciais (streaming); </text:span><text:span text:style-name="T7">3. Resposta Final</text:span><text:span text:style-name="T5">.</text:span></text:p>
            </table:table-cell>
            <table:table-cell table:style-name="Tabela1.A1" office:value-type="string">
              <text:p text:style-name="P9"><text:span text:style-name="T1">Completa o ciclo</text:span>. O <text:span text:style-name="T11">Channel Gateway</text:span> atual é só <text:span text:style-name="T11">ingestão</text:span>. O <text:span text:style-name="T11">action-sender</text:span> é o <text:span text:style-name="T1">Plano Agentic</text:span> agindo no canal.</text:p>
            </table:table-cell>
          </table:table-row>
        </table:table>
        <text:p text:style-name="P6"/>
        <text:h text:style-name="P4" text:outline-level="3"><text:span text:style-name="T17">2. Análise do Contrato </text:span><text:span text:style-name="Source_20_Text"><text:span text:style-name="T20">MessageEnvelope</text:span></text:span></text:h>
        <text:p text:style-name="P14">O contrato é abrangente e segue boas práticas (Zod, tipagem).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header-rows>
            <table:table-row table:style-name="TableLine2308234947184">
              <table:table-cell table:style-name="Tabela2.A1" office:value-type="string">
                <text:p text:style-name="P9">Seção</text:p>
              </table:table-cell>
              <table:table-cell table:style-name="Tabela2.A1" office:value-type="string">
                <text:p text:style-name="P9">Código Atual</text:p>
              </table:table-cell>
              <table:table-cell table:style-name="Tabela2.A1" office:value-type="string">
                <text:p text:style-name="P9">Sugestão de Melhoria</text:p>
              </table:table-cell>
            </table:table-row>
          </table:table-header-rows>
          <table:table-row table:style-name="TableLine2308234947184">
            <table:table-cell table:style-name="Tabela2.A1" office:value-type="string">
              <text:p text:style-name="P10"><text:span text:style-name="T1">Timestamp</text:span> </text:p>
            </table:table-cell>
            <table:table-cell table:style-name="Tabela2.A1" office:value-type="string">
              <text:p text:style-name="P12"><text:span text:style-name="Source_20_Text"><text:span text:style-name="T5">timestamp: string; // ISO-8601</text:span></text:span></text:p>
            </table:table-cell>
            <table:table-cell table:style-name="Tabela2.A1" office:value-type="string">
              <text:p text:style-name="P12"><text:span text:style-name="T5">Mudar para </text:span><text:span text:style-name="Source_20_Text"><text:span text:style-name="T5">timestamp: number; // Unix timestamp em milissegundos</text:span></text:span></text:p>
            </table:table-cell>
          </table:table-row>
          <table:table-row table:style-name="TableLine2308234947184">
            <table:table-cell table:style-name="Tabela2.A1" office:value-type="string">
              <text:p text:style-name="P10"><text:span text:style-name="T1">Comando</text:span> </text:p>
            </table:table-cell>
            <table:table-cell table:style-name="Tabela2.A1" office:value-type="string">
              <text:p text:style-name="P12"><text:span text:style-name="Source_20_Text"><text:span text:style-name="T5">command?: { raw: string; };</text:span></text:span></text:p>
            </table:table-cell>
            <table:table-cell table:style-name="Tabela2.A1" office:value-type="string">
              <text:p text:style-name="P12"><text:span text:style-name="T5">Adicionar parsing: </text:span><text:span text:style-name="Source_20_Text"><text:span text:style-name="T5">command?: { name: string; args?: string; };</text:span></text:span></text:p>
            </table:table-cell>
          </table:table-row>
          <table:table-row table:style-name="TableLine2308234947184">
            <table:table-cell table:style-name="Tabela2.A1" office:value-type="string">
              <text:p text:style-name="P10"><text:span text:style-name="T1">Mídia</text:span> </text:p>
            </table:table-cell>
            <table:table-cell table:style-name="Tabela2.A1" office:value-type="string">
              <text:p text:style-name="P12"><text:span text:style-name="Source_20_Text"><text:span text:style-name="T5">url?: string; // se o provedor entregar URL assinada</text:span></text:span></text:p>
            </table:table-cell>
            <table:table-cell table:style-name="Tabela2.A1" office:value-type="string">
              <text:p text:style-name="P12"><text:span text:style-name="T5">Adicionar um campo </text:span><text:span text:style-name="Source_20_Text"><text:span text:style-name="T5">hash?: string;</text:span></text:span><text:span text:style-name="T5"> para o </text:span><text:span text:style-name="T8">hash</text:span><text:span text:style-name="T5"> do arquivo (ex: SHA256).</text:span></text:p>
            </table:table-cell>
          </table:table-row>
        </table:table>
        <text:list xml:id="list775022659" text:style-name="L2">
          <text:list-item>
            <text:p text:style-name="P17"><text:span text:style-name="T17">Justificativa:</text:span><text:span text:style-name="T18"> Usar </text:span><text:span text:style-name="T17">timestamp numérico</text:span><text:span text:style-name="T18"> é mais eficiente para lógica de negócios (ex: checar janela de 24h do WhatsApp). </text:span><text:span text:style-name="T17">Parsing de comandos</text:span><text:span text:style-name="T18"> mais cedo simplifica a lógica do </text:span><text:span text:style-name="Source_20_Text"><text:span text:style-name="T20">Orchestrator</text:span></text:span><text:span text:style-name="T18">. O </text:span><text:span text:style-name="T17">hash de mídia</text:span><text:span text:style-name="T18"> é vital para </text:span><text:span text:style-name="T17">idempotência</text:span><text:span text:style-name="T18"> e </text:span><text:span text:style-name="T17">segurança</text:span><text:span text:style-name="T18"> (prevenir </text:span><text:span text:style-name="T19">uploads</text:span><text:span text:style-name="T18"> duplicados).</text:span></text:p>
          </text:list-item>
        </text:list>
        <text:p text:style-name="P7"/>
        <text:h text:style-name="P2" text:outline-level="3">3. Análise dos Handlers (WhatsApp e Telegram)</text:h>
        <text:h text:style-name="P5" text:outline-level="4"><text:span text:style-name="T17">A. WhatsApp Handler (</text:span><text:span text:style-name="Source_20_Text"><text:span text:style-name="T20">whatsapp.ts</text:span></text:span><text:span text:style-name="T17">)</text:span></text:h>
        <table:table table:name="Tabela3" table:style-name="Tabela3">
          <table:table-column table:style-name="Tabela3.A"/>
          <table:table-column table:style-name="Tabela3.B"/>
          <table:table-column table:style-name="Tabela3.C"/>
          <table:table-header-rows>
            <table:table-row table:style-name="TableLine2308234941712">
              <table:table-cell table:style-name="Tabela3.A1" office:value-type="string">
                <text:p text:style-name="P9">Seção</text:p>
              </table:table-cell>
              <table:table-cell table:style-name="Tabela3.A1" office:value-type="string">
                <text:p text:style-name="P9">Código Atual</text:p>
              </table:table-cell>
              <table:table-cell table:style-name="Tabela3.A1" office:value-type="string">
                <text:p text:style-name="P9">Sugestão de Melhoria</text:p>
              </table:table-cell>
            </table:table-row>
          </table:table-header-rows>
          <table:table-row table:style-name="TableLine2308234941712">
            <table:table-cell table:style-name="Tabela3.A1" office:value-type="string">
              <text:p text:style-name="P10"><text:span text:style-name="T1">Assinatura/Raw Body</text:span> </text:p>
            </table:table-cell>
            <table:table-cell table:style-name="Tabela3.A1" office:value-type="string">
              <text:p text:style-name="P12"><text:span text:style-name="T5">O </text:span><text:span text:style-name="T8">hook</text:span><text:span text:style-name="T5"> </text:span><text:span text:style-name="Source_20_Text"><text:span text:style-name="T5">onRequest</text:span></text:span><text:span text:style-name="T5"> usa </text:span><text:span text:style-name="Source_20_Text"><text:span text:style-name="T5">(req as any).rawBody</text:span></text:span><text:span text:style-name="T5">.</text:span></text:p>
            </table:table-cell>
            <table:table-cell table:style-name="Tabela3.A1" office:value-type="string">
              <text:p text:style-name="P12"><text:span text:style-name="T5">Garantir que o </text:span><text:span text:style-name="T8">middleware</text:span><text:span text:style-name="T5"> de Fastify (</text:span><text:span text:style-name="Source_20_Text"><text:span text:style-name="T5">@fastify/raw-body</text:span></text:span><text:span text:style-name="T5"> ou configuração de </text:span><text:span text:style-name="T8">body parsing</text:span><text:span text:style-name="T5">) esteja habilitado para carregar o corpo da requisição como </text:span><text:span text:style-name="Source_20_Text"><text:span text:style-name="T5">Buffer</text:span></text:span><text:span text:style-name="T5"> </text:span><text:span text:style-name="T7">antes</text:span><text:span text:style-name="T5"> de </text:span><text:span text:style-name="Source_20_Text"><text:span text:style-name="T5">onRequest</text:span></text:span><text:span text:style-name="T5"> e </text:span><text:span text:style-name="T7">sem</text:span><text:span text:style-name="T5"> consumi-lo como JSON.</text:span></text:p>
            </table:table-cell>
          </table:table-row>
          <text:soft-page-break/>
          <table:table-row table:style-name="TableLine2308234941712">
            <table:table-cell table:style-name="Tabela3.A1" office:value-type="string">
              <text:p text:style-name="P10"><text:span text:style-name="T1">Normalização de Mídia</text:span> </text:p>
            </table:table-cell>
            <table:table-cell table:style-name="Tabela3.A1" office:value-type="string">
              <text:p text:style-name="P11"><text:span text:style-name="Source_20_Text"><text:span text:style-name="T5">url: undefined, // precisa de GET /{media-id} com Bearer</text:span></text:span><text:span text:style-name="T5"> </text:span></text:p>
            </table:table-cell>
            <table:table-cell table:style-name="Tabela3.A1" office:value-type="string">
              <text:p text:style-name="P11"><text:span text:style-name="T5">Retorne </text:span><text:span text:style-name="T7">200 OK</text:span><text:span text:style-name="T5"> imediatamente (como já faz ). O </text:span><text:span text:style-name="Source_20_Text"><text:span text:style-name="T5">queueRun</text:span></text:span><text:span text:style-name="T5"> deve disparar a fila </text:span><text:span text:style-name="Source_20_Text"><text:span text:style-name="T5">media.download</text:span></text:span><text:span text:style-name="T5"> (conforme a sugestão 1).</text:span></text:p>
            </table:table-cell>
          </table:table-row>
          <table:table-row table:style-name="TableLine2308234941712">
            <table:table-cell table:style-name="Tabela3.A1" office:value-type="string">
              <text:p text:style-name="P10"><text:span text:style-name="T1">Normalização de Interativos</text:span> </text:p>
            </table:table-cell>
            <table:table-cell table:style-name="Tabela3.A1" office:value-type="string">
              <text:p text:style-name="P11"><text:span text:style-name="Source_20_Text"><text:span text:style-name="T5">payload: JSON.stringify(m.interactive)</text:span></text:span><text:span text:style-name="T5"> </text:span></text:p>
            </table:table-cell>
            <table:table-cell table:style-name="Tabela3.A1" office:value-type="string">
              <text:p text:style-name="P11"><text:span text:style-name="T5">Em vez de </text:span><text:span text:style-name="Source_20_Text"><text:span text:style-name="T5">JSON.stringify</text:span></text:span><text:span text:style-name="T5">, use o </text:span><text:span text:style-name="Source_20_Text"><text:span text:style-name="T5">id</text:span></text:span><text:span text:style-name="T5"> ou </text:span><text:span text:style-name="Source_20_Text"><text:span text:style-name="T5">title</text:span></text:span><text:span text:style-name="T5"> do botão/lista como </text:span><text:span text:style-name="Source_20_Text"><text:span text:style-name="T5">payload</text:span></text:span><text:span text:style-name="T5">. O </text:span><text:span text:style-name="T8">payload</text:span><text:span text:style-name="T5"> deve ser uma string simples para ser injetada no </text:span><text:span text:style-name="Source_20_Text"><text:span text:style-name="T5">Run</text:span></text:span><text:span text:style-name="T5"> e ser facilmente usada pelo </text:span><text:span text:style-name="Source_20_Text"><text:span text:style-name="T5">Orchestrator</text:span></text:span><text:span text:style-name="T5">. Deixe o objeto Meta original apenas em um campo de metadados, se necessário.</text:span></text:p>
            </table:table-cell>
          </table:table-row>
        </table:table>
        <text:h text:style-name="P5" text:outline-level="4"><text:span text:style-name="T13">B</text:span><text:span text:style-name="T17">. Telegram Handler (</text:span><text:span text:style-name="Source_20_Text"><text:span text:style-name="T20">telegram.ts</text:span></text:span><text:span text:style-name="T17">)</text:span></text:h>
        <table:table table:name="Tabela4" table:style-name="Tabela4">
          <table:table-column table:style-name="Tabela4.A"/>
          <table:table-column table:style-name="Tabela4.B"/>
          <table:table-column table:style-name="Tabela4.C"/>
          <table:table-header-rows>
            <table:table-row table:style-name="TableLine2308234942288">
              <table:table-cell table:style-name="Tabela4.A1" office:value-type="string">
                <text:p text:style-name="P9">Seção</text:p>
              </table:table-cell>
              <table:table-cell table:style-name="Tabela4.A1" office:value-type="string">
                <text:p text:style-name="P9">Código Atual</text:p>
              </table:table-cell>
              <table:table-cell table:style-name="Tabela4.A1" office:value-type="string">
                <text:p text:style-name="P9">Sugestão de Melhoria</text:p>
              </table:table-cell>
            </table:table-row>
          </table:table-header-rows>
          <table:table-row table:style-name="TableLine2308234942288">
            <table:table-cell table:style-name="Tabela4.A1" office:value-type="string">
              <text:p text:style-name="P10"><text:span text:style-name="T1">Verificação de Token Secreto</text:span> </text:p>
            </table:table-cell>
            <table:table-cell table:style-name="Tabela4.A1" office:value-type="string">
              <text:p text:style-name="P12"><text:span text:style-name="T5">Usa um </text:span><text:span text:style-name="T8">hash</text:span><text:span text:style-name="T5"> do </text:span><text:span text:style-name="Source_20_Text"><text:span text:style-name="T5">TG_BOT_TOKEN</text:span></text:span><text:span text:style-name="T5"> na URL e um </text:span><text:span text:style-name="T8">token</text:span><text:span text:style-name="T5"> secreto opcional (</text:span><text:span text:style-name="Source_20_Text"><text:span text:style-name="T5">X-Telegram-Bot-Api-Secret-Token</text:span></text:span><text:span text:style-name="T5">).</text:span></text:p>
            </table:table-cell>
            <table:table-cell table:style-name="Tabela4.A1" office:value-type="string">
              <text:p text:style-name="P12"><text:span text:style-name="T5">Mantenha o </text:span><text:span text:style-name="Source_20_Text"><text:span text:style-name="T5">X-Telegram-Bot-Api-Secret-Token</text:span></text:span><text:span text:style-name="T5"> (que é o </text:span><text:span text:style-name="Source_20_Text"><text:span text:style-name="T5">secret_token</text:span></text:span><text:span text:style-name="T5"> recomendado pelo Telegram para </text:span><text:span text:style-name="T8">webhooks</text:span><text:span text:style-name="T5">) como </text:span><text:span text:style-name="T7">obrigatório</text:span><text:span text:style-name="T5">. A verificação do </text:span><text:span text:style-name="T8">hash</text:span><text:span text:style-name="T5"> na URL é redundante e pode vazar o </text:span><text:span text:style-name="T8">hash</text:span><text:span text:style-name="T5"> do token.</text:span></text:p>
            </table:table-cell>
          </table:table-row>
          <table:table-row table:style-name="TableLine2308234942288">
            <table:table-cell table:style-name="Tabela4.A1" office:value-type="string">
              <text:p text:style-name="P10"><text:span text:style-name="T1">Normalização de Comando</text:span> </text:p>
            </table:table-cell>
            <table:table-cell table:style-name="Tabela4.A1" office:value-type="string">
              <text:p text:style-name="P12"><text:span text:style-name="T5">Verifica se é comando pela </text:span><text:span text:style-name="T8">entity</text:span><text:span text:style-name="T5"> e salva o texto em </text:span><text:span text:style-name="Source_20_Text"><text:span text:style-name="T5">command.raw</text:span></text:span><text:span text:style-name="T5">.</text:span></text:p>
            </table:table-cell>
            <table:table-cell table:style-name="Tabela4.A1" office:value-type="string">
              <text:p text:style-name="P11"><text:span text:style-name="T5">Aplique o </text:span><text:span text:style-name="T7">parsing de comando</text:span><text:span text:style-name="T5"> (ex: </text:span><text:span text:style-name="Source_20_Text"><text:span text:style-name="T5">raw: "/agent suporte financeiro" → name: "agent", args: "suporte financeiro"</text:span></text:span><text:span text:style-name="T5">). Isso é crucial para o roteamento ou seleção de agentes no </text:span><text:span text:style-name="T7">Plano Agentic</text:span><text:span text:style-name="T5">.</text:span></text:p>
            </table:table-cell>
          </table:table-row>
          <table:table-row table:style-name="TableLine2308234942288">
            <table:table-cell table:style-name="Tabela4.A1" office:value-type="string">
              <text:p text:style-name="P10"><text:span text:style-name="T1">Normalização de Mídia</text:span> </text:p>
            </table:table-cell>
            <table:table-cell table:style-name="Tabela4.A1" office:value-type="string">
              <text:p text:style-name="P12"><text:span text:style-name="T5">Prioriza a maior resolução de fotos (</text:span><text:span text:style-name="Source_20_Text"><text:span text:style-name="T5">m.photo.at(-1)</text:span></text:span><text:span text:style-name="T5">).</text:span></text:p>
            </table:table-cell>
            <table:table-cell table:style-name="Tabela4.A1" office:value-type="string">
              <text:p text:style-name="P11"><text:span text:style-name="T7">OK</text:span><text:span text:style-name="T5">. O comentário </text:span><text:span text:style-name="Source_20_Text"><text:span text:style-name="T5">// baixar via getFile + file_path com Bot API</text:span></text:span><text:span text:style-name="T5">  confirma a necessidade do processo assíncrono (sugestão 1).</text:span></text:p>
            </table:table-cell>
          </table:table-row>
        </table:table>
        <text:p text:style-name="P13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1T06:16:08.706000000</meta:creation-date>
    <dc:date>2025-11-11T06:18:34.449000000</dc:date>
    <meta:editing-duration>PT2M25S</meta:editing-duration>
    <meta:editing-cycles>2</meta:editing-cycles>
    <meta:generator>LibreOffice/7.3.2.2$Windows_X86_64 LibreOffice_project/49f2b1bff42cfccbd8f788c8dc32c1c309559be0</meta:generator>
    <meta:document-statistic meta:table-count="4" meta:image-count="0" meta:object-count="0" meta:page-count="2" meta:paragraph-count="58" meta:word-count="651" meta:character-count="4320" meta:non-whitespace-character-count="3712"/>
  </office:meta>
</office:document-meta>
</file>